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1000002198ED2E2AA.png" manifest:media-type="image/png"/>
  <manifest:file-entry manifest:full-path="Pictures/1000020100000631000001F5E7122F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8.849cm" svg:x="0.074cm" svg:y="1.496cm">
          <draw:image xlink:href="Pictures/1000020100000631000001F5E7122F17.png" xlink:type="simple" xlink:show="embed" xlink:actuate="onLoad">
            <text:p/>
          </draw:image>
        </draw:frame>
        <draw:frame draw:style-name="gr1" draw:text-style-name="P1" draw:layer="layout" svg:width="27.999cm" svg:height="9.582cm" svg:x="0.074cm" svg:y="11.23cm">
          <draw:image xlink:href="Pictures/1000020100000621000002198ED2E2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3:43:46.103972520</meta:creation-date>
    <dc:date>2017-03-19T13:57:57.865568021</dc:date>
    <meta:editing-duration>P0D</meta:editing-duration>
    <meta:editing-cycles>1</meta:editing-cycles>
    <meta:document-statistic meta:object-count="25"/>
    <meta:generator>LibreOffice/4.2.8.2$Linux_X86_64 LibreOffice_project/420$Build-2</meta:generator>
  </office:meta>
</office:document-meta>
</file>